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text-transform="uppercase" style:use-window-font-color="true" loext:opacity="0%" style:font-name="Libre Franklin SemiBold" fo:font-size="12pt" fo:letter-spacing="normal" fo:font-style="normal" fo:font-weight="normal" officeooo:rsid="00b0f27f" officeooo:paragraph-rsid="00115e84" style:font-size-asian="12pt" style:font-weight-asian="normal" style:font-size-complex="12pt" style:font-weight-complex="normal"/>
    </style:style>
    <style:style style:name="P2" style:family="paragraph" style:parent-style-name="Standard">
      <style:text-properties fo:text-transform="uppercase" style:use-window-font-color="true" loext:opacity="0%" style:font-name="Libre Franklin SemiBold" fo:font-size="12pt" fo:font-weight="normal" officeooo:rsid="00ad630e" officeooo:paragraph-rsid="00115e84" style:font-size-asian="12pt" style:font-weight-asian="normal" style:font-size-complex="12pt" style:font-weight-complex="normal"/>
    </style:style>
    <style:style style:name="P3" style:family="paragraph" style:parent-style-name="Standard">
      <style:text-properties fo:text-transform="uppercase" style:use-window-font-color="true" loext:opacity="0%" style:font-name="Libre Franklin SemiBold" fo:font-size="12pt" fo:font-weight="normal" officeooo:rsid="00b0f27f" officeooo:paragraph-rsid="00115e84" style:font-size-asian="12pt" style:font-weight-asian="normal" style:font-size-complex="12pt" style:font-weight-complex="normal"/>
    </style:style>
    <style:style style:name="P4" style:family="paragraph" style:parent-style-name="Standard">
      <style:text-properties fo:text-transform="uppercase" style:use-window-font-color="true" loext:opacity="0%" style:font-name="Libre Franklin SemiBold" fo:font-size="10pt" fo:font-weight="normal" officeooo:rsid="00ad630e" officeooo:paragraph-rsid="00115e84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font-weight="normal" officeooo:rsid="00acd2c3" officeooo:paragraph-rsid="00115e84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Libre Franklin SemiBold" fo:font-size="12pt" fo:font-weight="normal" officeooo:rsid="00ad630e" officeooo:paragraph-rsid="00115e84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loext:opacity="0%" style:font-name="Libre Franklin SemiBold" fo:font-size="12pt" fo:font-weight="normal" officeooo:rsid="00ad630e" officeooo:paragraph-rsid="00192ad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loext:opacity="0%" style:font-name="Libre Franklin SemiBold" fo:font-size="10pt" fo:font-weight="normal" officeooo:paragraph-rsid="00115e84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loext:opacity="0%" style:font-name="Libre Franklin SemiBold" fo:font-size="10pt" fo:font-weight="normal" officeooo:rsid="00ad630e" officeooo:paragraph-rsid="00115e84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font-weight="normal" officeooo:rsid="00acd2c3" officeooo:paragraph-rsid="00115e84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loext:opacity="0%" style:font-name="Libre Franklin Medium" fo:font-size="12pt" fo:font-weight="normal" officeooo:rsid="00ad630e" officeooo:paragraph-rsid="00115e84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loext:opacity="0%" style:font-name="Libre Franklin Medium" fo:font-size="12pt" fo:font-weight="normal" officeooo:rsid="00af0ae4" officeooo:paragraph-rsid="00115e8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loext:opacity="0%" style:font-name="Libre Franklin Medium" fo:font-size="10pt" fo:font-weight="normal" officeooo:rsid="00ad630e" officeooo:paragraph-rsid="00115e84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loext:opacity="0%" style:font-name="Libre Franklin Medium" fo:font-size="10pt" fo:font-weight="normal" officeooo:rsid="00af0ae4" officeooo:paragraph-rsid="00115e84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color="#ff0000" loext:opacity="100%" style:font-name="Libre Franklin Medium" fo:font-size="10pt" fo:font-weight="normal" officeooo:rsid="00b0f27f" officeooo:paragraph-rsid="00115e84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ff0000" loext:opacity="100%" style:font-name="Libre Franklin Medium" fo:font-size="10pt" fo:font-style="normal" fo:font-weight="normal" officeooo:rsid="00b0f27f" officeooo:paragraph-rsid="00115e84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b0f27f" officeooo:paragraph-rsid="00115e84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0f27f" officeooo:paragraph-rsid="00115e84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af0ae4" officeooo:paragraph-rsid="00115e84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font-style="normal" fo:font-weight="normal" officeooo:rsid="00af0ae4" officeooo:paragraph-rsid="00115e8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re Franklin Medium" fo:font-size="10pt" fo:letter-spacing="normal" fo:font-style="normal" fo:font-weight="normal" officeooo:rsid="00af0ae4" officeooo:paragraph-rsid="00115e84" style:font-size-asian="8.75pt" style:font-weight-asian="normal" style:font-size-complex="10pt" style:font-weight-complex="normal"/>
    </style:style>
    <style:style style:name="T1" style:family="text">
      <style:text-properties officeooo:rsid="00b0f27f"/>
    </style:style>
    <style:style style:name="T2" style:family="text">
      <style:text-properties officeooo:rsid="00ad630e"/>
    </style:style>
    <style:style style:name="T3" style:family="text">
      <style:text-properties officeooo:rsid="00af0ae4"/>
    </style:style>
    <style:style style:name="T4" style:family="text">
      <style:text-properties fo:color="#808080" loext:opacity="100%" officeooo:rsid="00b0f27f"/>
    </style:style>
    <style:style style:name="T5" style:family="text">
      <style:text-properties fo:color="#808080" loext:opacity="100%" style:font-name="Libre Franklin Medium" officeooo:rsid="00b0f27f"/>
    </style:style>
    <style:style style:name="T6" style:family="text">
      <style:text-properties fo:color="#808080" loext:opacity="100%" style:font-name="Libre Franklin Medium" fo:letter-spacing="normal" fo:font-style="normal" officeooo:rsid="00b4978f"/>
    </style:style>
    <style:style style:name="T7" style:family="text">
      <style:text-properties fo:color="#808080" loext:opacity="100%" officeooo:rsid="00b2cd0a"/>
    </style:style>
    <style:style style:name="T8" style:family="text">
      <style:text-properties fo:text-transform="uppercase"/>
    </style:style>
    <style:style style:name="T9" style:family="text">
      <style:text-properties fo:text-transform="uppercase" fo:color="#808080" loext:opacity="100%" style:font-name="Libre Franklin Medium" officeooo:rsid="00b0f27f"/>
    </style:style>
    <style:style style:name="T10" style:family="text">
      <style:text-properties officeooo:rsid="00c9cd5d"/>
    </style:style>
    <style:style style:name="T11" style:family="text">
      <style:text-properties officeooo:rsid="00af9adc"/>
    </style:style>
    <style:style style:name="T12" style:family="text">
      <style:text-properties fo:font-variant="normal" fo:text-transform="none"/>
    </style:style>
    <style:style style:name="T13" style:family="text">
      <style:text-properties fo:font-variant="normal" fo:text-transform="none" fo:color="#808080" loext:opacity="100%" fo:letter-spacing="normal" fo:font-style="normal" officeooo:rsid="00b376a3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letter-spacing="normal" fo:font-style="normal"/>
    </style:style>
    <style:style style:name="T16" style:family="text">
      <style:text-properties fo:letter-spacing="normal" fo:font-style="normal" officeooo:rsid="00b49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l ángel del Señor acampa</text:p>
      <text:p text:style-name="P10">Salmo 3<text:span text:style-name="T1">4</text:span>(3<text:span text:style-name="T1">3</text:span>) <text:span text:style-name="T2">8.10.</text:span><text:span text:style-name="T3">16.19</text:span></text:p>
      <text:p text:style-name="P8"/>
      <text:p text:style-name="P16"><text:tab/>Sol <text:s text:c="46"/>Re</text:p>
      <text:p text:style-name="P11"><text:span text:style-name="T4">S.<text:tab/></text:span>El ángel del Señor acampa</text:p>
      <text:p text:style-name="P15"><text:tab/>Lam <text:s text:c="32"/>Mim</text:p>
      <text:p text:style-name="P11"><text:tab/>en torno a sus fieles.</text:p>
      <text:p text:style-name="P13"/>
      <text:p text:style-name="P15"><text:tab/>Sol <text:s text:c="25"/>Re</text:p>
      <text:p text:style-name="P6"><text:span text:style-name="T5">A.<text:tab/></text:span><text:span text:style-name="T8">Su misericordia</text:span></text:p>
      <text:p text:style-name="P17"><text:tab/>Lam <text:s text:c="40"/>Mim</text:p>
      <text:p text:style-name="P2"><text:tab/>llena la tierra toda.</text:p>
      <text:p text:style-name="P18"><text:tab/>Sol <text:s text:c="4"/>Re <text:s text:c="2"/>Lam Mim</text:p>
      <text:p text:style-name="P3"><text:span text:style-name="T6"><text:tab/></text:span><text:span text:style-name="T15">Uh, uh, U</text:span><text:span text:style-name="T16">h,</text:span><text:span text:style-name="T15"> u</text:span><text:span text:style-name="T16">h.</text:span></text:p>
      <text:p text:style-name="P17"><text:span text:style-name="T16"><text:tab/>Sol <text:s text:c="3"/>Re <text:s text:c="3"/></text:span><text:span text:style-name="T15">Lam <text:s/>Mim</text:span></text:p>
      <text:p text:style-name="P1"><text:tab/>Uh, uh, Uh, uh.</text:p>
      <text:p text:style-name="P9"/>
      <text:p text:style-name="P15"><text:tab/>Sol <text:s text:c="51"/>Re</text:p>
      <text:p text:style-name="P12"><text:span text:style-name="T7">S.<text:tab/></text:span><text:span text:style-name="T10">A l</text:span><text:span text:style-name="T11">os que</text:span> teme<text:span text:style-name="T11">n</text:span> al Señor,</text:p>
      <text:p text:style-name="P15"><text:tab/>Lam <text:s text:c="16"/>Mim</text:p>
      <text:p text:style-name="P12"><text:tab/>nada les falta.</text:p>
      <text:p text:style-name="P14"/>
      <text:p text:style-name="P15"><text:tab/>Sol <text:s text:c="25"/>Re</text:p>
      <text:p text:style-name="P6"><text:span text:style-name="T5">A.<text:tab/></text:span><text:span text:style-name="T8">Su misericordia…</text:span></text:p>
      <text:p text:style-name="P4"/>
      <text:p text:style-name="P15"><text:tab/>Sol <text:s text:c="43"/>Re</text:p>
      <text:p text:style-name="P12"><text:span text:style-name="T7">S.<text:tab/></text:span><text:span text:style-name="T11">E</text:span>l Señor mira a los justos,</text:p>
      <text:p text:style-name="P15"><text:tab/>Lam <text:s text:c="29"/>Mim</text:p>
      <text:p text:style-name="P12"><text:tab/>escucha sus gritos.</text:p>
      <text:p text:style-name="P14"/>
      <text:p text:style-name="P15"><text:tab/>Sol <text:s text:c="25"/>Re</text:p>
      <text:p text:style-name="P6"><text:span text:style-name="T5">A.<text:tab/></text:span><text:span text:style-name="T8">Su misericordia…</text:span></text:p>
      <text:p text:style-name="P19"/>
      <text:p text:style-name="P18"><text:tab/>Sol <text:s text:c="37"/>Re</text:p>
      <text:p text:style-name="P12"><text:span text:style-name="T13">S.<text:tab/></text:span><text:span text:style-name="T14">El Señor esta cerca,</text:span></text:p>
      <text:p text:style-name="P18"><text:tab/>Lam <text:s text:c="31"/>Mim</text:p>
      <text:p text:style-name="P20"><text:tab/>salva a los abatidos.</text:p>
      <text:p text:style-name="P21"/>
      <text:p text:style-name="P15"><text:tab/>Sol <text:s text:c="23"/>Re</text:p>
      <text:p text:style-name="P7"><text:span text:style-name="T9">A.</text:span><text:span text:style-name="T8"><text:tab/>Su misericordia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1:30:54.097557989</meta:creation-date>
    <dc:date>2021-11-03T11:44:11.756385484</dc:date>
    <meta:editing-duration>PT13M15S</meta:editing-duration>
    <meta:editing-cycles>7</meta:editing-cycles>
    <meta:generator>LibreOffice/7.1.6.2.0$Linux_X86_64 LibreOffice_project/10$Build-2</meta:generator>
    <meta:document-statistic meta:table-count="0" meta:image-count="0" meta:object-count="0" meta:page-count="1" meta:paragraph-count="32" meta:word-count="106" meta:character-count="931" meta:non-whitespace-character-count="399"/>
  </office:meta>
</office:document-meta>
</file>